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1EB2032A359D9B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draw:transform="rotate (1.5707963267949) translate (-3.35cm 22.641cm)">
          <draw:image xlink:href="Pictures/10000000000002D0000005001EB2032A359D9B5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1T13:45:52.845128953</dc:date>
    <meta:editing-duration>PT6M</meta:editing-duration>
    <meta:editing-cycles>1</meta:editing-cycles>
    <meta:document-statistic meta:object-count="1"/>
    <meta:generator>LibreOffice/6.4.7.2$Linux_X86_64 LibreOffice_project/40$Build-2</meta:generator>
  </office:meta>
</office:document-meta>
</file>